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3cm" fo:margin-right="0cm" fo:text-indent="0cm" style:auto-text-indent="false" style:page-number="auto" fo:background-color="transparent"/>
    </style:style>
    <style:style style:name="P5" style:family="paragraph" style:parent-style-name="Standard">
      <loext:graphic-properties draw:fill="none"/>
      <style:paragraph-properties fo:margin-left="3cm" fo:margin-right="0cm" fo:text-indent="0cm" style:auto-text-indent="false" fo:background-color="transparent"/>
    </style:style>
    <style:style style:name="P6" style:family="paragraph" style:parent-style-name="Standard" style:master-page-name="">
      <loext:graphic-properties draw:fill="none"/>
      <style:paragraph-properties fo:margin-left="3cm" fo:margin-right="0cm" fo:text-indent="0cm" style:auto-text-indent="false" style:page-number="auto" fo:background-color="transparent"/>
    </style:style>
    <style:style style:name="T1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 officeooo:rsid="000e07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ney Flow Index (MFI)</text:p>
      <text:p text:style-name="Standard"/>
      <text:p text:style-name="P1"><text:span text:style-name="T2">Money Flow Index (MFI)</text:span> – Индекс денежных потоков, это индикатор скорости движения цен, который напоминает индекс относительной силы (RSI) по сути и по формуле. Основное отличие между этими индексами состоит в том, что Money Flow Index учитывает объем или тиковый объем на валютном рынке. По этой причине Индикатор: Money Flow Index (MFI) принято считать более устойчивым показателем. Его часто используют для измерения денежных потоков в актив или из него.</text:p>
      <text:p text:style-name="Standard"/>
      <text:h text:style-name="Heading_20_3" text:outline-level="3">Money Flow Index – MFI – определение и формула</text:h>
      <text:p text:style-name="P1">Этот индикатор сравнивает положительные и отрицательные денежные потоки. После этого производится сравнение с ценой и это дает возможность определять силу трендового движения. MFI (так же как RSI) принимает значения от 0 до 100. Для его расчета, как правило, используют 14 свечей. Индикатор: Money Flow Index рассчитывается по формуле в несколько этапов.</text:p>
      <text:p text:style-name="Standard"/>
      <text:p text:style-name="P2">Первый этап – расчет типичной цены:</text:p>
      <text:p text:style-name="P1">Типичной ценой при этом является среднее арифметическое максимального, минимального значения цены и цены закрытия.</text:p>
      <text:p text:style-name="P1"/>
      <text:p text:style-name="P3">Typical Price = ( (High + Low + Close) / 3)</text:p>
      <text:p text:style-name="Standard"/>
      <text:p text:style-name="P4"><text:span text:style-name="T3">г</text:span>де:</text:p>
      <text:p text:style-name="P5">High — максимальная цена текущей свечи</text:p>
      <text:p text:style-name="P5">Low — минимальная цена текущей свечи</text:p>
      <text:p text:style-name="P5">Close — цена закрытия текущей свечи</text:p>
      <text:p text:style-name="Standard"/>
      <text:p text:style-name="P2">Второй этап – расчет денежного потока:</text:p>
      <text:p text:style-name="Standard">Его рассчитывают умножением цены и объема. Этот показатель характеризует величину спроса</text:p>
      <text:p text:style-name="Standard">на определенный актив по заданной цене.</text:p>
      <text:p text:style-name="Standard"/>
      <text:p text:style-name="P3">Money Flow = (Typical Price) x (Volume)</text:p>
      <text:p text:style-name="Standard"/>
      <text:p text:style-name="P4"><text:span text:style-name="T3">г</text:span>де:</text:p>
      <text:p text:style-name="P5">Volume — объем текущего периода (свечи)</text:p>
      <text:p text:style-name="Standard"/>
      <text:p text:style-name="P1">Если актуальное значение типичной цены больше типичной цены прошлого периода, то это называют положительным денежным потоком. Если можно наблюдать обратную ситуацию, то ее называют отрицательным денежным потоком.</text:p>
      <text:p text:style-name="P1"/>
      <text:p text:style-name="P1">Положительный поток рассчитывают как сумму единичных положительных денежных потоков при определенном количестве периодов (для примера можно взять 14 дней, как рекомендуют авторы индикатора).</text:p>
      <text:p text:style-name="P1"><text:span text:style-name="T1"/></text:p>
      <text:p text:style-name="P1">Отрицательный поток рассчитывают как сумму отрицательных единичных потоков денег за определенный период.</text:p>
      <text:p text:style-name="P1"/>
      <text:p text:style-name="P1">Если Вы используете 14-дневную скользящую среднюю, трейдеры берут сумму денежных потоков за 14 дней. Когда скользящая средняя рассчитана, считают коэффициент «денежного отношения» (Money Ratio), который является отношением положительных денежных потоков к отрицательным.</text:p>
      <text:p text:style-name="Standard"><text:soft-page-break/></text:p>
      <text:p text:style-name="P3">Money Ratio = (Positive Money Flow / Negative Money Flow)</text:p>
      <text:p text:style-name="Standard"/>
      <text:p text:style-name="Standard">Сам Money Flow Index (MFI) после этого рассчитывается по формуле:</text:p>
      <text:p text:style-name="Standard"/>
      <text:p text:style-name="P3">Money Flow Index = 100 — (100 / (1 + Money Ratio))</text:p>
      <text:p text:style-name="Standard"/>
      <text:p text:style-name="Standard">MFI является сравнением положительных и отрицательных денежных потоков. Когда значение</text:p>
      <text:p text:style-name="Standard">типичной цены за текущий период больше, чем за прошлый, это говорит о притоке денег в</text:p>
      <text:p text:style-name="Standard">актив. Когда текущая цена меньше цены предыдущего периода, это говорит об оттоке денег из</text:p>
      <text:p text:style-name="Standard">актива. При этом с уменьшением периода волатильность индекса будет увеличиваться.</text:p>
      <text:p text:style-name="Standard"/>
      <text:h text:style-name="Heading_20_3" text:outline-level="3">Money Flow Index (MFI) – применение</text:h>
      <text:p text:style-name="P1">MFI, как правило, используется, как и RSI, для подачи двух основных типов сигналов: дивергенции и перекупленности / перепроданности.</text:p>
      <text:p text:style-name="Standard"/>
      <text:p text:style-name="P2">1. Сигналы дивергенции:</text:p>
      <text:p text:style-name="P1">Дивергенция — это расхождение графика цены и индикатора за одинаковый период. Как правило, это понятие определяется расхождениями в максимальных и минимальных значениях цен на графике цены и графике индикатора. Дивергенция обычно является предупреждением об развороте трендового движения.</text:p>
      <text:p text:style-name="P1"/>
      <text:p text:style-name="P1">Дивергенция может быть сигналом как для покупок, так и для продаж. Так же, как и другие осцилляторы, он демонстрирует близкие точки разворота тренда. При снижении цены актива происходит превышение положительного денежного потока над отрицательным и на графике в это время цена показывает более низкий минимум, а MFI показывает минимум выше предыдущего. Такая ситуация является показателем того, что объему покупок превышают объемы, которые связаны со снижением цены. Это говорит о слабости нисходящего движения и об его возможном развороте. Так как вложение денег в актив больше.</text:p>
      <text:p text:style-name="P1"/>
      <text:p text:style-name="P1">О развороте восходящего тренда говорят, когда цена показывает максимум выше предыдущего, а Money Flow Index – новое максимальное значение ниже предыдущего.</text:p>
      <text:p text:style-name="P1"/>
      <text:p text:style-name="P1">При этом нужно понимать, что дивергенция может длиться долгое время, но рынок так и не развернется. Поэтому MFI чаще всего применяется вместе с другими индикаторами для подтверждения сигналов.</text:p>
      <text:p text:style-name="Standard"/>
      <text:p text:style-name="P2">2. Перекупленность и перепроданность:</text:p>
      <text:p text:style-name="P1">MFI также используется для определения зон перекупленности и перепроданности. Перекупленность отмечается в случае, когда значение MFI больше или равно 80.</text:p>
      <text:p text:style-name="P1"/>
      <text:p text:style-name="P1">Перепроданность – когда MFI меньше или равняется 20 пунктам. Если индикатор достиг уровня перепроданности, это говорит о возможном развороте, но не является сигналом для продажи, так как при сильном трендовом движении рынок находиться в этом состоянии очень долго. Сигналы для активных действий появляются, когда цены выходит из этих зон.</text:p>
      <text:p text:style-name="P1"/>
      <text:p text:style-name="P1">Так, сигналом для продажи является превышение уровня 80 сверху вниз (когда индикатор находится выше 80), а сигналом на покупку пересечение MFI уровня 20 снизу верх (когда он находится ниже 20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11cm" fo:margin-bottom="0.926cm" fo:margin-left="2cm" fo:margin-right="1.0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1:26:09.975000000</meta:creation-date>
    <dc:date>2020-02-14T11:35:55.249000000</dc:date>
    <meta:editing-duration>PT15S</meta:editing-duration>
    <meta:editing-cycles>1</meta:editing-cycles>
    <meta:document-statistic meta:table-count="0" meta:image-count="0" meta:object-count="0" meta:page-count="2" meta:paragraph-count="39" meta:word-count="681" meta:character-count="4845" meta:non-whitespace-character-count="4189"/>
    <meta:generator>LibreOffice/6.4.0.3$Windows_X86_64 LibreOffice_project/b0a288ab3d2d4774cb44b62f04d5d28733ac6df8</meta:generator>
  </office:meta>
</office:document-meta>
</file>